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2CC55F3E773B4C2015E.png" manifest:media-type="image/png"/>
  <manifest:file-entry manifest:full-path="Pictures/10000201000002DA000003A354849AEA263E4E3F.png" manifest:media-type="image/png"/>
  <manifest:file-entry manifest:full-path="Pictures/100002010000026F00000260F5ABE691A76AEB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New York" svg:font-family="'New York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 style:language-complex="ar" style:country-complex="SA"/>
    </style:style>
    <style:style style:name="P6" style:family="paragraph" style:parent-style-name="Standard">
      <style:paragraph-properties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 style:language-complex="ar" style:country-complex="SA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</style:style>
    <style:style style:name="P8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style:language-complex="ar" style:country-complex="SA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color="#ff0000" loext:opacity="100%" style:language-complex="ar" style:country-complex="SA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8pt" style:font-size-asian="8pt" style:language-complex="ar" style:country-complex="SA"/>
    </style:style>
    <style:style style:name="P11" style:family="paragraph" style:parent-style-name="Standard">
      <style:paragraph-properties fo:text-align="justify" style:justify-single-word="false" fo:orphans="0" fo:widows="0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size="5pt" style:font-size-asian="5pt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 fo:orphans="0" fo:widows="0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25in"/>
          <style:tab-stop style:position="6.5in" style:type="right"/>
        </style:tab-stops>
      </style:paragraph-properties>
    </style:style>
    <style:style style:name="P15" style:family="paragraph" style:parent-style-name="Standard">
      <style:paragraph-properties fo:margin-top="0in" fo:margin-bottom="0.0835in" style:contextual-spacing="false" style:line-height-at-least="0.25in">
        <style:tab-stops>
          <style:tab-stop style:position="0.1807in"/>
          <style:tab-stop style:position="0.3752in"/>
          <style:tab-stop style:position="0.5555in"/>
          <style:tab-stop style:position="0.75in"/>
          <style:tab-stop style:position="0.9307in"/>
          <style:tab-stop style:position="1.1252in"/>
          <style:tab-stop style:position="6.5in" style:type="right"/>
        </style:tab-stops>
      </style:paragraph-properties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0f6391" officeooo:paragraph-rsid="000f6391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officeooo:rsid="000ccc30" officeooo:paragraph-rsid="000ccc30" style:font-size-asian="12pt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0108c11" officeooo:paragraph-rsid="00108c11" style:font-size-asian="12pt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1233e1" officeooo:paragraph-rsid="001233e1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018542e" officeooo:paragraph-rsid="0018542e"/>
    </style:style>
    <style:style style:name="P21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officeooo:rsid="000ccc30" officeooo:paragraph-rsid="000ccc30" style:font-size-asian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language-complex="ar" style:country-complex="SA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language-complex="ar" style:country-complex="SA"/>
    </style:style>
    <style:style style:name="T7" style:family="text">
      <style:text-properties fo:font-size="8pt" style:font-size-asian="8pt" style:language-complex="ar" style:country-complex="SA"/>
    </style:style>
    <style:style style:name="T8" style:family="text">
      <style:text-properties style:language-complex="ar" style:country-complex="SA"/>
    </style:style>
    <style:style style:name="T9" style:family="text">
      <style:text-properties style:font-name="Symbol1" fo:font-size="10pt" style:font-name-asian="Symbol2" style:font-size-asian="10pt" style:font-name-complex="Symbol2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a36fb" style:font-weight-asian="bold"/>
    </style:style>
    <style:style style:name="T12" style:family="text">
      <style:text-properties fo:font-weight="bold" officeooo:rsid="000abd88" style:font-weight-asian="bold"/>
    </style:style>
    <style:style style:name="T13" style:family="text">
      <style:text-properties style:text-position="-20% 100%" fo:font-size="10pt" style:font-size-asian="10pt"/>
    </style:style>
    <style:style style:name="T14" style:family="text">
      <style:text-properties style:font-name="Symbol"/>
    </style:style>
    <style:style style:name="T15" style:family="text">
      <style:text-properties style:font-name="Zapf Chancery" fo:font-size="14pt" style:font-size-asian="14pt"/>
    </style:style>
    <style:style style:name="T16" style:family="text">
      <style:text-properties officeooo:rsid="000a36fb"/>
    </style:style>
    <style:style style:name="T17" style:family="text">
      <style:text-properties style:font-name="Times" fo:font-size="12pt" fo:font-weight="bold" officeooo:rsid="000a36fb" style:font-size-asian="12pt" style:font-weight-asian="bold"/>
    </style:style>
    <style:style style:name="T18" style:family="text">
      <style:text-properties officeooo:rsid="001058f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ound Field DC Machine and Drive</text:p>
      <text:p text:style-name="P17"/>
      <text:p text:style-name="P18">Speed Torque</text:p>
      <text:p text:style-name="P12"><draw:frame draw:style-name="fr1" draw:name="Image1" text:anchor-type="char" svg:width="3.8953in" svg:height="3.8016in" draw:z-index="0"><draw:image xlink:href="Pictures/100002010000026F00000260F5ABE691A76AEB34.png" xlink:type="simple" xlink:show="embed" xlink:actuate="onLoad" draw:mime-type="image/png"/></draw:frame></text:p>
      <text:p text:style-name="P19"/>
      <text:p text:style-name="P19">Simulation</text:p>
      <text:p text:style-name="P16"><draw:frame draw:style-name="fr2" draw:name="Image2" text:anchor-type="char" svg:y="0in" svg:width="5.5583in" svg:height="7.089in" draw:z-index="1"><draw:image xlink:href="Pictures/10000201000002DA000003A354849AEA263E4E3F.png" xlink:type="simple" xlink:show="embed" xlink:actuate="onLoad" draw:mime-type="image/png"/></draw:frame><text:soft-page-break/></text:p>
      <text:p text:style-name="P16"/>
      <text:p text:style-name="P16"/>
      <text:p text:style-name="P20">Eigenvalues</text:p>
      <text:p text:style-name="P16"><draw:frame draw:style-name="fr1" draw:name="Image3" text:anchor-type="char" svg:width="4.7165in" svg:height="4.5945in" draw:z-index="2"><draw:image xlink:href="Pictures/10000201000002DF000002CC55F3E773B4C2015E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New York" svg:font-family="'New York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abd88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1</text:span><text:span text:style-name="MT2">, <text:s/>Autumn 2020</text:span><text:tab/>Page <text:page-number text:select-page="current">1</text:page-number></text:p>
        <text:p text:style-name="MP2"><text:tab/><text:span text:style-name="MT4">Analysis and Modeling of a Wound Field DC Machine and Drive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anis Blazei</dc:title>
    <meta:initial-creator>Professor Robert D. Lorenz</meta:initial-creator>
    <meta:editing-cycles>15</meta:editing-cycles>
    <meta:print-date>2014-08-21T23:20:00</meta:print-date>
    <meta:creation-date>2020-09-28T04:46:00</meta:creation-date>
    <dc:date>2020-11-01T16:23:01.425339601</dc:date>
    <meta:editing-duration>PT1H54M23S</meta:editing-duration>
    <meta:generator>LibreOffice/7.0.2.2$Linux_X86_64 LibreOffice_project/00$Build-2</meta:generator>
    <meta:document-statistic meta:table-count="0" meta:image-count="3" meta:object-count="0" meta:page-count="3" meta:paragraph-count="6" meta:word-count="31" meta:character-count="176" meta:non-whitespace-character-count="148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